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5de7f2" officeooo:paragraph-rsid="006a923b"/>
    </style:style>
    <style:style style:name="P2" style:family="paragraph" style:parent-style-name="Text_20_body">
      <style:text-properties officeooo:paragraph-rsid="006dc637"/>
    </style:style>
    <style:style style:name="P3" style:family="paragraph" style:parent-style-name="Text_20_body">
      <style:text-properties officeooo:rsid="0072a4f9" officeooo:paragraph-rsid="0072a4f9"/>
    </style:style>
    <style:style style:name="P4" style:family="paragraph" style:parent-style-name="Text_20_body">
      <style:text-properties officeooo:rsid="0072a4f9" officeooo:paragraph-rsid="0080d4b5"/>
    </style:style>
    <style:style style:name="P5" style:family="paragraph" style:parent-style-name="Text_20_body">
      <style:text-properties officeooo:rsid="006c2f63" officeooo:paragraph-rsid="006dc637"/>
    </style:style>
    <style:style style:name="P6" style:family="paragraph" style:parent-style-name="Text_20_body">
      <style:text-properties officeooo:rsid="006c2f63" officeooo:paragraph-rsid="0080d4b5"/>
    </style:style>
    <style:style style:name="P7" style:family="paragraph" style:parent-style-name="Text_20_body">
      <style:text-properties officeooo:rsid="005dc88a" officeooo:paragraph-rsid="006dc637"/>
    </style:style>
    <style:style style:name="P8" style:family="paragraph" style:parent-style-name="Text_20_body">
      <style:text-properties officeooo:rsid="008dff57" officeooo:paragraph-rsid="008dff57"/>
    </style:style>
    <style:style style:name="P9" style:family="paragraph" style:parent-style-name="Text_20_body">
      <style:text-properties officeooo:rsid="0108f5fc" officeooo:paragraph-rsid="0108f5fc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eb123" officeooo:paragraph-rsid="00651a88"/>
    </style:style>
    <style:style style:name="P11" style:family="paragraph" style:parent-style-name="List_20_1" style:list-style-name="L1">
      <style:text-properties fo:font-size="10.5pt" officeooo:rsid="002cc087" officeooo:paragraph-rsid="00670267" style:font-size-asian="10.5pt" style:font-size-complex="10.5pt"/>
    </style:style>
    <style:style style:name="P12" style:family="paragraph" style:parent-style-name="List_20_1" style:list-style-name="L1">
      <style:text-properties fo:font-size="10.5pt" officeooo:rsid="00245fc7" officeooo:paragraph-rsid="00670267" style:font-size-asian="10.5pt" style:font-size-complex="10.5pt"/>
    </style:style>
    <style:style style:name="P13" style:family="paragraph" style:parent-style-name="List_20_1" style:list-style-name="L1">
      <style:text-properties fo:font-size="10.5pt" officeooo:rsid="005c76a1" officeooo:paragraph-rsid="00670267" style:font-size-asian="10.5pt" style:font-size-complex="10.5pt"/>
    </style:style>
    <style:style style:name="P14" style:family="paragraph" style:parent-style-name="List_20_1" style:list-style-name="L1">
      <style:text-properties fo:font-size="10.5pt" officeooo:rsid="002ffd2a" officeooo:paragraph-rsid="00670267" style:font-size-asian="10.5pt" style:font-size-complex="10.5pt"/>
    </style:style>
    <style:style style:name="P15" style:family="paragraph" style:parent-style-name="List_20_1" style:list-style-name="L1">
      <style:text-properties fo:font-size="10.5pt" officeooo:rsid="001d5521" officeooo:paragraph-rsid="00670267" style:font-size-asian="10.5pt" style:font-size-complex="10.5pt"/>
    </style:style>
    <style:style style:name="P16" style:family="paragraph" style:parent-style-name="List_20_1" style:list-style-name="L1">
      <style:text-properties fo:font-size="10.5pt" officeooo:rsid="0043fc84" officeooo:paragraph-rsid="00670267" style:font-size-asian="10.5pt" style:font-size-complex="10.5pt"/>
    </style:style>
    <style:style style:name="P17" style:family="paragraph" style:parent-style-name="List_20_1" style:list-style-name="L1">
      <style:text-properties fo:font-size="10.5pt" officeooo:rsid="001eb123" officeooo:paragraph-rsid="00670267" style:font-size-asian="10.5pt" style:font-size-complex="10.5pt"/>
    </style:style>
    <style:style style:name="P18" style:family="paragraph" style:parent-style-name="List_20_1" style:list-style-name="L1">
      <style:text-properties fo:font-size="10.5pt" officeooo:paragraph-rsid="00670267" style:font-size-asian="10.5pt" style:font-size-complex="10.5pt"/>
    </style:style>
    <style:style style:name="P19" style:family="paragraph" style:parent-style-name="List_20_1" style:list-style-name="L1">
      <style:text-properties fo:font-size="10.5pt" officeooo:rsid="0068a106" officeooo:paragraph-rsid="0068a106" style:font-size-asian="10.5pt" style:font-size-complex="10.5pt"/>
    </style:style>
    <style:style style:name="P20" style:family="paragraph" style:parent-style-name="List_20_1" style:list-style-name="L1">
      <style:text-properties fo:font-size="10.5pt" officeooo:rsid="008be37e" officeooo:paragraph-rsid="008be37e" style:font-size-asian="10.5pt" style:font-size-complex="10.5pt"/>
    </style:style>
    <style:style style:name="P21" style:family="paragraph" style:parent-style-name="List_20_1" style:list-style-name="L1">
      <style:text-properties fo:font-size="10.5pt" officeooo:rsid="008ae79f" officeooo:paragraph-rsid="008ae79f" style:font-size-asian="10.5pt" style:font-size-complex="10.5pt"/>
    </style:style>
    <style:style style:name="P22" style:family="paragraph" style:parent-style-name="List_20_1" style:list-style-name="L1">
      <style:text-properties fo:font-size="10.5pt" officeooo:rsid="002197da" officeooo:paragraph-rsid="00670267" style:font-size-asian="10.5pt" style:font-size-complex="10.5pt"/>
    </style:style>
    <style:style style:name="P23" style:family="paragraph" style:parent-style-name="List_20_1" style:list-style-name="L1">
      <style:text-properties fo:font-size="10.5pt" officeooo:rsid="004535ec" officeooo:paragraph-rsid="00670267" style:font-size-asian="10.5pt" style:font-size-complex="10.5pt"/>
    </style:style>
    <style:style style:name="P24" style:family="paragraph" style:parent-style-name="List_20_1" style:list-style-name="L1">
      <style:text-properties fo:font-size="10.5pt" officeooo:rsid="0029155a" officeooo:paragraph-rsid="00670267" style:font-size-asian="10.5pt" style:font-size-complex="10.5pt"/>
    </style:style>
    <style:style style:name="P25" style:family="paragraph" style:parent-style-name="List_20_1" style:list-style-name="L1">
      <style:text-properties fo:font-size="10.5pt" officeooo:rsid="004734fd" officeooo:paragraph-rsid="00670267" style:font-size-asian="10.5pt" style:font-size-complex="10.5pt"/>
    </style:style>
    <style:style style:name="P26" style:family="paragraph" style:parent-style-name="List_20_1" style:list-style-name="L1">
      <style:text-properties fo:font-size="10.5pt" officeooo:rsid="0021e791" officeooo:paragraph-rsid="00670267" style:font-size-asian="10.5pt" style:font-size-complex="10.5pt"/>
    </style:style>
    <style:style style:name="P27" style:family="paragraph" style:parent-style-name="List_20_1" style:list-style-name="L1">
      <style:text-properties fo:font-size="10.5pt" officeooo:rsid="0054cb49" officeooo:paragraph-rsid="00670267" style:font-size-asian="10.5pt" style:font-size-complex="10.5pt"/>
    </style:style>
    <style:style style:name="P28" style:family="paragraph" style:parent-style-name="List_20_1" style:list-style-name="L1">
      <style:text-properties fo:font-size="10.5pt" officeooo:rsid="008c8fc0" officeooo:paragraph-rsid="008c8fc0" style:font-size-asian="10.5pt" style:font-size-complex="10.5pt"/>
    </style:style>
    <style:style style:name="P29" style:family="paragraph" style:parent-style-name="List_20_1" style:list-style-name="L1">
      <style:text-properties fo:font-size="10.5pt" officeooo:rsid="005adb43" officeooo:paragraph-rsid="00670267" style:font-size-asian="10.5pt" style:font-size-complex="10.5pt"/>
    </style:style>
    <style:style style:name="P30" style:family="paragraph" style:parent-style-name="List_20_1" style:list-style-name="L1">
      <style:text-properties fo:font-size="10.5pt" officeooo:rsid="004f06f5" officeooo:paragraph-rsid="00670267" style:font-size-asian="10.5pt" style:font-size-complex="10.5pt"/>
    </style:style>
    <style:style style:name="P31" style:family="paragraph" style:parent-style-name="List_20_1" style:list-style-name="L1">
      <style:text-properties fo:font-size="10.5pt" officeooo:rsid="009348ec" officeooo:paragraph-rsid="009348ec" style:font-size-asian="10.5pt" style:font-size-complex="10.5pt"/>
    </style:style>
    <style:style style:name="P32" style:family="paragraph" style:parent-style-name="List_20_1" style:list-style-name="L1">
      <style:text-properties fo:font-size="10.5pt" officeooo:rsid="005a1b16" officeooo:paragraph-rsid="00670267" style:font-size-asian="10.5pt" style:font-size-complex="10.5pt"/>
    </style:style>
    <style:style style:name="P33" style:family="paragraph" style:parent-style-name="List_20_1">
      <style:text-properties fo:language="fr" fo:country="FR" officeooo:rsid="010a1669" officeooo:paragraph-rsid="00670267" style:language-asian="zxx" style:country-asian="none" style:language-complex="zxx" style:country-complex="none"/>
    </style:style>
    <style:style style:name="P34" style:family="paragraph" style:parent-style-name="Text_20_body" style:list-style-name="L2"/>
    <style:style style:name="T1" style:family="text">
      <style:text-properties officeooo:rsid="00237f63"/>
    </style:style>
    <style:style style:name="T2" style:family="text">
      <style:text-properties officeooo:rsid="0026a0f4"/>
    </style:style>
    <style:style style:name="T3" style:family="text">
      <style:text-properties officeooo:rsid="0029ef83"/>
    </style:style>
    <style:style style:name="T4" style:family="text">
      <style:text-properties officeooo:rsid="002a68a0"/>
    </style:style>
    <style:style style:name="T5" style:family="text">
      <style:text-properties officeooo:rsid="002cc087"/>
    </style:style>
    <style:style style:name="T6" style:family="text">
      <style:text-properties officeooo:rsid="002d2a2d"/>
    </style:style>
    <style:style style:name="T7" style:family="text">
      <style:text-properties officeooo:rsid="002e2732"/>
    </style:style>
    <style:style style:name="T8" style:family="text">
      <style:text-properties officeooo:rsid="002ffd2a"/>
    </style:style>
    <style:style style:name="T9" style:family="text">
      <style:text-properties officeooo:rsid="0043fc84"/>
    </style:style>
    <style:style style:name="T10" style:family="text">
      <style:text-properties officeooo:rsid="0044de9c"/>
    </style:style>
    <style:style style:name="T11" style:family="text">
      <style:text-properties officeooo:rsid="004728cc"/>
    </style:style>
    <style:style style:name="T12" style:family="text">
      <style:text-properties officeooo:rsid="004d44f7"/>
    </style:style>
    <style:style style:name="T13" style:family="text">
      <style:text-properties officeooo:rsid="0054fc26"/>
    </style:style>
    <style:style style:name="T14" style:family="text">
      <style:text-properties officeooo:rsid="00597af5"/>
    </style:style>
    <style:style style:name="T15" style:family="text">
      <style:text-properties officeooo:rsid="006c2f63"/>
    </style:style>
    <style:style style:name="T16" style:family="text">
      <style:text-properties officeooo:rsid="007411e6"/>
    </style:style>
    <style:style style:name="T17" style:family="text">
      <style:text-properties officeooo:rsid="00778c4b"/>
    </style:style>
    <style:style style:name="T18" style:family="text">
      <style:text-properties officeooo:rsid="007a6d7f"/>
    </style:style>
    <style:style style:name="T19" style:family="text">
      <style:text-properties officeooo:rsid="00831f37"/>
    </style:style>
    <style:style style:name="T20" style:family="text">
      <style:text-properties officeooo:rsid="00850677"/>
    </style:style>
    <style:style style:name="T21" style:family="text">
      <style:text-properties officeooo:rsid="00881165"/>
    </style:style>
    <style:style style:name="T22" style:family="text">
      <style:text-properties officeooo:rsid="008fc93b"/>
    </style:style>
    <style:style style:name="T23" style:family="text">
      <style:text-properties officeooo:rsid="00bebd7e"/>
    </style:style>
    <style:style style:name="T24" style:family="text">
      <style:text-properties officeooo:rsid="0094e3f7"/>
    </style:style>
    <style:style style:name="T25" style:family="text">
      <style:text-properties officeooo:rsid="00aac1f0"/>
    </style:style>
    <style:style style:name="T26" style:family="text">
      <style:text-properties officeooo:rsid="00ab422a"/>
    </style:style>
    <style:style style:name="T27" style:family="text">
      <style:text-properties officeooo:rsid="00d35f08"/>
    </style:style>
    <style:style style:name="T28" style:family="text">
      <style:text-properties officeooo:rsid="01063fea"/>
    </style:style>
    <style:style style:name="T29" style:family="text">
      <style:text-properties officeooo:rsid="010835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1">Plan des é</text:span>tapes d'un Projet Web</text:h>
      <text:list xml:id="list477393662" text:style-name="L1">
        <text:list-item>
          <text:p text:style-name="P11">Réunion de lancement (avec le client)</text:p>
          <text:list>
            <text:list-item>
              <text:p text:style-name="P12">Présentation des étapes d<text:span text:style-name="T8">u</text:span> projet</text:p>
            </text:list-item>
            <text:list-item>
              <text:p text:style-name="P13">Explication de l'accompagnement</text:p>
            </text:list-item>
            <text:list-item>
              <text:p text:style-name="P14">Rencontre <text:span text:style-name="T9">et briefing </text:span>des <text:span text:style-name="T9">acteurs</text:span></text:p>
            </text:list-item>
            <text:list-item>
              <text:p text:style-name="P15"><text:span text:style-name="T18">Interview</text:span> client</text:p>
            </text:list-item>
            <text:list-item>
              <text:p text:style-name="P16">Première estimation du Devis</text:p>
            </text:list-item>
          </text:list>
        </text:list-item>
        <text:list-item>
          <text:p text:style-name="P16"><text:span text:style-name="T27">Écriture</text:span> du Dossier de Projet (ou Cahier des charges)</text:p>
          <text:list>
            <text:list-item>
              <text:p text:style-name="P17">Attribution des tâches et des parts de rétribution <text:span text:style-name="T10">entre le prestataires</text:span></text:p>
            </text:list-item>
            <text:list-item>
              <text:p text:style-name="P18">Vérifi<text:span text:style-name="T4">cation</text:span> la disponibilité du nom de domaine et de la marque équivalente</text:p>
            </text:list-item>
            <text:list-item>
              <text:p text:style-name="P19">Analyse préliminaire</text:p>
              <text:list>
                <text:list-item>
                  <text:p text:style-name="P20">Résumé d'interview</text:p>
                </text:list-item>
                <text:list-item>
                  <text:p text:style-name="P20">Analyse de la concurrence</text:p>
                </text:list-item>
                <text:list-item>
                  <text:p text:style-name="P21">Fiche d'identité du Projet</text:p>
                </text:list-item>
              </text:list>
            </text:list-item>
            <text:list-item>
              <text:p text:style-name="P22">Rédaction du cahier des charges</text:p>
            </text:list-item>
            <text:list-item>
              <text:p text:style-name="P23"><text:span text:style-name="T26">Rédaction</text:span> de la charte graph<text:span text:style-name="T11">ique</text:span></text:p>
            </text:list-item>
          </text:list>
        </text:list-item>
        <text:list-item>
          <text:p text:style-name="P24">R<text:span text:style-name="T5">éunion</text:span> de validation de Projet <text:span text:style-name="T6">(avec le client)</text:span></text:p>
          <text:list>
            <text:list-item>
              <text:p text:style-name="P25">Présentation avec documents récapitulatifs :</text:p>
              <text:list>
                <text:list-item>
                  <text:p text:style-name="P26">Planche tendance <text:span text:style-name="T3">(Style tile)</text:span></text:p>
                </text:list-item>
                <text:list-item>
                  <text:p text:style-name="P26">Storyboard <text:span text:style-name="T13">(et Sitemap)</text:span></text:p>
                </text:list-item>
                <text:list-item>
                  <text:p text:style-name="P27">Wireframe<text:span text:style-name="T14">s</text:span></text:p>
                </text:list-item>
                <text:list-item>
                  <text:p text:style-name="P26">Maquette de la page d'accueil</text:p>
                </text:list-item>
                <text:list-item>
                  <text:p text:style-name="P28">Liste des mots-clefs</text:p>
                </text:list-item>
                <text:list-item>
                  <text:p text:style-name="P15">Décla<text:span text:style-name="T1">r</text:span>ation d'intention</text:p>
                </text:list-item>
              </text:list>
            </text:list-item>
            <text:list-item>
              <text:p text:style-name="P16">Signature du Devis/Contrat</text:p>
            </text:list-item>
            <text:list-item>
              <text:p text:style-name="P29">Achat ou Transfert du nom de domaine</text:p>
            </text:list-item>
          </text:list>
        </text:list-item>
        <text:list-item>
          <text:p text:style-name="P18">Mise en <text:span text:style-name="T26">œuvre</text:span></text:p>
          <text:list>
            <text:list-item>
              <text:p text:style-name="P18">Installation du CMS [OU] Développement informatique</text:p>
            </text:list-item>
            <text:list-item>
              <text:p text:style-name="P18">Intégration maquette <text:span text:style-name="T2">(Template)</text:span></text:p>
            </text:list-item>
            <text:list-item>
              <text:p text:style-name="P18"><text:span text:style-name="T26">Écriture</text:span> du contenu</text:p>
            </text:list-item>
            <text:list-item>
              <text:p text:style-name="P18">Tests (en parallèle de chaque partie)</text:p>
            </text:list-item>
            <text:list-item>
              <text:p text:style-name="P18"><text:span text:style-name="T12">Campagne de r</text:span>éférencement</text:p>
            </text:list-item>
          </text:list>
        </text:list-item>
        <text:list-item>
          <text:p text:style-name="P24">R<text:span text:style-name="T7">éunion</text:span> de validation finale <text:span text:style-name="T7">(avec le client)</text:span></text:p>
          <text:list>
            <text:list-item>
              <text:p text:style-name="P30">Présentation du site final</text:p>
            </text:list-item>
            <text:list-item>
              <text:p text:style-name="P31">Facturation</text:p>
            </text:list-item>
          </text:list>
        </text:list-item>
        <text:list-item>
          <text:p text:style-name="P18">Livraison (ouverture au public)</text:p>
        </text:list-item>
        <text:list-item>
          <text:p text:style-name="P18">Formation</text:p>
        </text:list-item>
        <text:list-item>
          <text:p text:style-name="P32">Réunion (ou Appel) de Bilan (1 mois après la livraison)</text:p>
        </text:list-item>
      </text:list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fo:font-size="11.5pt" fo:language="fr" fo:country="FR" officeooo:rsid="0071bd52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1H10M48S</meta:editing-duration>
    <meta:editing-cycles>241</meta:editing-cycles>
    <meta:generator>LibreOffice/7.1.7.2$Windows_X86_64 LibreOffice_project/c6a4e3954236145e2acb0b65f68614365aeee33f</meta:generator>
    <dc:date>2021-12-09T20:55:33.818000000</dc:date>
    <meta:document-statistic meta:table-count="0" meta:image-count="0" meta:object-count="0" meta:page-count="1" meta:paragraph-count="38" meta:word-count="214" meta:character-count="1239" meta:non-whitespace-character-count="1100"/>
    <meta:user-defined meta:name="Info 1"/>
    <meta:user-defined meta:name="Info 2"/>
    <meta:user-defined meta:name="Info 3"/>
    <meta:user-defined meta:name="Info 4"/>
  </office:meta>
</office:document-meta>
</file>